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="Extrémités_20_de_20_flèche_20_1" draw:marker-end-width="0.27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cm" svg:stroke-color="#000000" draw:marker-start-width="0.275cm" draw:marker-end="Extrémités_20_de_20_flèche_20_1" draw:marker-end-width="0.27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="Arrow" draw:marker-start-width="0.275cm" draw:marker-end="" draw:marker-end-width="0.27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0000" draw:marker-start="Arrow" draw:marker-start-width="0.275cm" draw:marker-end="" draw:marker-end-width="0.27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012cm" fo:min-width="0.849cm"/>
    </style:style>
    <style:style style:name="gr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4.024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4.062cm"/>
    </style:style>
    <style:style style:name="gr1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9.108cm"/>
    </style:style>
    <style:style style:name="gr1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style:text-properties fo:font-size="18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8pt" fo:font-weight="normal" style:font-weight-asian="normal" style:font-weight-complex="normal"/>
    </style:style>
    <style:style style:name="T1" style:family="text">
      <style:text-properties style:text-position="-33% 58%"/>
    </style:style>
    <style:style style:name="T2" style:family="text">
      <style:text-properties fo:font-weight="bold" style:font-size-asian="24pt" style:font-weight-asian="bold" style:font-size-complex="24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3.4cm" svg:x="0.3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9cm" svg:height="1.3cm" svg:x="0.6cm" svg:y="0.6cm">
          <text:p text:style-name="P1">TM = M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8cm" svg:height="1.1cm" svg:x="1.201cm" svg:y="2.201cm">
          <text:p text:style-name="P1">M<text:span text:style-name="T1">2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3.4cm" svg:x="3.9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8cm" svg:height="1.1cm" svg:x="4.8cm" svg:y="0.7cm">
          <text:p text:style-name="P1">M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8cm" svg:height="1.1cm" svg:x="4.801cm" svg:y="2.201cm">
          <text:p text:style-name="P1">M<text:span text:style-name="T1">2n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3.4cm" svg:x="10.4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8cm" svg:height="1.1cm" svg:x="11.3cm" svg:y="0.7cm">
          <text:p text:style-name="P1">M<text:span text:style-name="T1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8cm" svg:height="1.1cm" svg:x="11.301cm" svg:y="2.201cm">
          <text:p text:style-name="P1">M<text:span text:style-name="T1">n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3.4cm" svg:x="14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8cm" svg:height="1.1cm" svg:x="15.1cm" svg:y="1.4cm">
          <text:p text:style-name="P1">M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5cm" svg:y1="1.25cm" svg:x2="4.8cm" svg:y2="1.25cm" draw:start-shape="id1" draw:start-glue-point="10" draw:end-shape="id2" draw:end-glue-point="6" svg:d="M3500 1250h1300">
          <text:p/>
        </draw:connector>
        <draw:connector draw:style-name="gr4" draw:text-style-name="P1" draw:layer="layout" svg:x1="6.6cm" svg:y1="1.25cm" svg:x2="11.3cm" svg:y2="1.25cm" draw:start-shape="id2" draw:start-glue-point="10" draw:end-shape="id3" draw:end-glue-point="6" svg:d="M6600 1250h4700">
          <text:p/>
        </draw:connector>
        <draw:connector draw:style-name="gr5" draw:text-style-name="P1" draw:layer="layout" svg:x1="3.001cm" svg:y1="2.751cm" svg:x2="4.775cm" svg:y2="2.75cm" draw:start-shape="id4" draw:start-glue-point="10" svg:d="M3001 2751h1149v-1h625">
          <text:p/>
        </draw:connector>
        <draw:connector draw:style-name="gr6" draw:text-style-name="P1" draw:layer="layout" svg:x1="6.601cm" svg:y1="2.751cm" svg:x2="11.301cm" svg:y2="2.751cm" draw:start-shape="id5" draw:start-glue-point="10" draw:end-shape="id6" draw:end-glue-point="6" svg:d="M6601 2751h4700">
          <text:p/>
        </draw:connector>
        <draw:frame draw:style-name="gr7" draw:text-style-name="P3" draw:layer="layout" svg:width="1.349cm" svg:height="1.262cm" svg:x="8.3cm" svg:y="1.1cm">
          <draw:text-box>
            <text:p text:style-name="P2"><text:span text:style-name="T2">…</text:span></text:p>
          </draw:text-box>
        </draw:frame>
        <draw:connector draw:style-name="gr8" draw:text-style-name="P1" draw:layer="layout" draw:type="line" svg:x1="13.1cm" svg:y1="1.25cm" svg:x2="15.363cm" svg:y2="1.561cm" draw:start-shape="id3" draw:start-glue-point="10" draw:end-shape="id7" draw:end-glue-point="5" svg:d="M13100 1250l2263 311">
          <text:p/>
        </draw:connector>
        <draw:connector draw:style-name="gr8" draw:text-style-name="P1" draw:layer="layout" draw:type="line" svg:x1="15.363cm" svg:y1="2.339cm" svg:x2="13.101cm" svg:y2="2.751cm" draw:start-shape="id7" draw:start-glue-point="7" draw:end-shape="id6" draw:end-glue-point="10" svg:d="M15363 2339l-2262 412">
          <text:p/>
        </draw:connector>
        <draw:custom-shape draw:style-name="gr1" draw:text-style-name="P1" draw:layer="layout" svg:width="1cm" svg:height="0.9cm" svg:x="2.7cm" svg:y="4.7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4.524cm" svg:height="0.962cm" svg:x="3.9cm" svg:y="4.638cm">
          <draw:text-box>
            <text:p text:style-name="P1">Physical block</text:p>
          </draw:text-box>
        </draw:frame>
        <draw:custom-shape draw:style-name="gr10" draw:text-style-name="P1" draw:layer="layout" svg:width="1.8cm" svg:height="1.1cm" svg:x="9.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4.562cm" svg:height="0.962cm" svg:x="11cm" svg:y="4.638cm">
          <draw:text-box>
            <text:p text:style-name="P1"><text:span text:style-name="T3">Virtual module</text:span></text:p>
          </draw:text-box>
        </draw:frame>
        <draw:connector draw:style-name="gr5" draw:text-style-name="P1" draw:layer="layout" svg:x1="2.626cm" svg:y1="6.3cm" svg:x2="3.798cm" svg:y2="6.298cm" svg:d="M2626 6300h586v-2h586">
          <text:p/>
        </draw:connector>
        <draw:frame draw:style-name="gr12" draw:text-style-name="P1" draw:layer="layout" svg:width="9.608cm" svg:height="0.962cm" svg:x="3.832cm" svg:y="5.8cm">
          <draw:text-box>
            <text:p text:style-name="P1">Edge of the synchronization tree</text:p>
          </draw:text-box>
        </draw:frame>
        <draw:line draw:style-name="gr13" draw:text-style-name="P1" draw:layer="layout" svg:x1="7.5cm" svg:y1="3.7cm" svg:x2="8.3cm" svg:y2="3.7cm">
          <text:p/>
        </draw:line>
        <draw:line draw:style-name="gr13" draw:text-style-name="P1" draw:layer="layout" svg:x1="7.5cm" svg:y1="0.3cm" svg:x2="8.3cm" svg:y2="0.3cm">
          <text:p/>
        </draw:line>
        <draw:line draw:style-name="gr13" draw:text-style-name="P1" draw:layer="layout" svg:x1="9.6cm" svg:y1="3.7cm" svg:x2="10.4cm" svg:y2="3.7cm">
          <text:p/>
        </draw:line>
        <draw:line draw:style-name="gr13" draw:text-style-name="P1" draw:layer="layout" svg:x1="9.6cm" svg:y1="0.3cm" svg:x2="10.4cm" svg:y2="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Extrémités_20_de_20_flèche_20_1" draw:display-name="Extrémités de flèche 1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.005cm" fo:margin-left="0cm" fo:margin-right="0cm" fo:page-width="18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3T14:39:18.711811223</meta:creation-date>
    <dc:date>2015-09-02T10:28:57</dc:date>
    <meta:editing-duration>PT1H21M45S</meta:editing-duration>
    <meta:editing-cycles>22</meta:editing-cycles>
    <meta:generator>OpenOffice/4.1.1$Unix OpenOffice.org_project/411m6$Build-9775</meta:generator>
    <dc:creator>André Naz</dc:creator>
    <meta:document-statistic meta:object-count="28"/>
  </office:meta>
</office:document-meta>
</file>